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ingdings2" svg:font-family="Wingdings" style:font-family-generic="system" style:font-pitch="variable"/>
  </office:font-face-decls>
  <office:automatic-styles>
    <style:style style:name="P1" style:family="paragraph" style:parent-style-name="List_20_Paragraph">
      <style:text-properties fo:language="en" fo:country="US"/>
    </style:style>
    <style:style style:name="P2" style:family="paragraph" style:parent-style-name="List_20_Paragraph">
      <style:paragraph-properties fo:margin-left="1.905cm" fo:margin-right="0cm" fo:text-indent="0cm" style:auto-text-indent="false"/>
      <style:text-properties fo:language="en" fo:country="US"/>
    </style:style>
    <style:style style:name="P3" style:family="paragraph" style:parent-style-name="List_20_Paragraph">
      <style:paragraph-properties fo:margin-left="3.175cm" fo:margin-right="0cm" fo:text-indent="0cm" style:auto-text-indent="false"/>
      <style:text-properties fo:language="en" fo:country="US"/>
    </style:style>
    <style:style style:name="P4" style:family="paragraph" style:parent-style-name="List_20_Paragraph">
      <style:paragraph-properties fo:margin-left="2.54cm" fo:margin-right="0cm" fo:text-indent="0cm" style:auto-text-indent="false"/>
      <style:text-properties fo:language="en" fo:country="US"/>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margin-left="1.27cm" fo:margin-right="0cm" fo:text-indent="-0.635cm" style:auto-text-indent="false"/>
    </style:style>
    <style:style style:name="P8" style:family="paragraph" style:parent-style-name="Standard">
      <style:paragraph-properties fo:margin-left="0.635cm" fo:margin-right="0cm" fo:text-indent="0cm" style:auto-text-indent="false"/>
      <style:text-properties fo:language="en" fo:country="US"/>
    </style:style>
    <style:style style:name="P9" style:family="paragraph" style:parent-style-name="List_20_Paragraph" style:list-style-name="WWNum1"/>
    <style:style style:name="P10" style:family="paragraph" style:parent-style-name="List_20_Paragraph" style:list-style-name="WWNum1">
      <style:text-properties fo:language="en" fo:country="US"/>
    </style:style>
    <style:style style:name="P11" style:family="paragraph" style:parent-style-name="List_20_Paragraph" style:list-style-name="WWNum2">
      <style:text-properties fo:language="en" fo:country="US"/>
    </style:style>
    <style:style style:name="P12" style:family="paragraph" style:parent-style-name="List_20_Paragraph" style:list-style-name="WWNum3">
      <style:text-properties fo:language="en" fo:country="US"/>
    </style:style>
    <style:style style:name="P13" style:family="paragraph" style:parent-style-name="List_20_Paragraph" style:list-style-name="WWNum6">
      <style:text-properties fo:language="en" fo:country="US"/>
    </style:style>
    <style:style style:name="P14" style:family="paragraph" style:parent-style-name="List_20_Paragraph" style:list-style-name="WWNum3"/>
    <style:style style:name="P15" style:family="paragraph" style:parent-style-name="List_20_Paragraph" style:list-style-name="WWNum6"/>
    <style:style style:name="P16" style:family="paragraph" style:parent-style-name="List_20_Paragraph">
      <style:paragraph-properties fo:margin-left="1.905cm" fo:margin-right="0cm" fo:text-indent="0cm" style:auto-text-indent="false"/>
      <style:text-properties fo:language="en" fo:country="US" fo:font-weight="bold" style:font-weight-asian="bold" style:font-weight-complex="bold"/>
    </style:style>
    <style:style style:name="P17" style:family="paragraph" style:parent-style-name="Standard" style:master-page-name="Standard">
      <style:paragraph-properties fo:margin-left="1.27cm" fo:margin-right="0cm" fo:text-indent="-0.635cm" style:auto-text-indent="false" style:page-number="auto"/>
      <style:text-properties fo:font-weight="bold" style:font-weight-asian="bold" style:font-weight-complex="bold"/>
    </style:style>
    <style:style style:name="P18" style:family="paragraph" style:parent-style-name="Standard">
      <style:paragraph-properties fo:margin-left="1.27cm" fo:margin-right="0cm" fo:text-indent="-0.635cm" style:auto-text-indent="false"/>
      <style:text-properties fo:font-weight="bold" style:font-weight-asian="bold" style:font-weight-complex="bold"/>
    </style:style>
    <style:style style:name="P19" style:family="paragraph" style:parent-style-name="Standard">
      <style:paragraph-properties fo:margin-left="0.635cm" fo:margin-right="0cm" fo:text-indent="0cm" style:auto-text-indent="false"/>
      <style:text-properties fo:language="en" fo:country="US" fo:font-weight="bold" style:font-weight-asian="bold" style:font-weight-complex="bold"/>
    </style:style>
    <style:style style:name="P20" style:family="paragraph" style:parent-style-name="Standard">
      <style:paragraph-properties fo:margin-left="0cm" fo:margin-right="0cm" fo:text-indent="0.635cm" style:auto-text-indent="false"/>
    </style:style>
    <style:style style:name="P21" style:family="paragraph" style:parent-style-name="Standard">
      <style:paragraph-properties fo:margin-left="0cm" fo:margin-right="0cm" fo:text-indent="0.635cm" style:auto-text-indent="false"/>
      <style:text-properties fo:language="en" fo:country="US"/>
    </style:style>
    <style:style style:name="P22" style:family="paragraph" style:parent-style-name="Standard">
      <style:paragraph-properties fo:margin-left="0cm" fo:margin-right="0cm" fo:text-indent="0.635cm" style:auto-text-indent="false"/>
      <style:text-properties fo:language="en" fo:country="US" fo:font-weight="bold" officeooo:paragraph-rsid="00050daf" fo:background-color="#ffff00" style:font-weight-asian="bold" style:font-weight-complex="bold"/>
    </style:style>
    <style:style style:name="P23" style:family="paragraph" style:parent-style-name="Standard">
      <style:text-properties fo:language="en" fo:country="US"/>
    </style:style>
    <style:style style:name="P24" style:family="paragraph" style:parent-style-name="Standard">
      <style:text-properties fo:language="en" fo:country="US" fo:font-weight="bold" style:font-weight-asian="bold" style:font-weight-complex="bold"/>
    </style:style>
    <style:style style:name="P25" style:family="paragraph" style:parent-style-name="Standard">
      <style:paragraph-properties fo:margin-left="0cm" fo:margin-right="0cm" fo:text-indent="0cm" style:auto-text-indent="false"/>
      <style:text-properties officeooo:paragraph-rsid="00050daf"/>
    </style:style>
    <style:style style:name="T1" style:family="text">
      <style:text-properties fo:background-color="#ffff00" loext:char-shading-value="0"/>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fo:background-color="#ffff00" loext:char-shading-value="0" style:font-weight-asian="bold" style:font-weight-complex="bold"/>
    </style:style>
    <style:style style:name="T5" style:family="text">
      <style:text-properties fo:color="#ff0000" fo:language="en" fo:country="US" fo:font-weight="bold" style:font-weight-asian="bold" style:font-weight-complex="bold"/>
    </style:style>
    <style:style style:name="T6" style:family="text">
      <style:text-properties fo:color="#ff0000" style:font-name="Wingdings" fo:language="en" fo:country="US" fo:font-weight="bold" style:font-name-asian="Wingdings2" style:font-weight-asian="bold" style:font-name-complex="Wingdings2"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A session</text:p>
      <text:p text:style-name="P18">Recording</text:p>
      <text:p text:style-name="P7"><text:a xlink:type="simple" xlink:href="https://youtu.be/FsKmYq4aVvc" text:style-name="Internet_20_link" text:visited-style-name="Visited_20_Internet_20_Link"><text:span text:style-name="T1">https://youtu.be/FsKmYq4aVvc</text:span></text:a></text:p>
      <text:list xml:id="list2015482408" text:style-name="WWNum1">
        <text:list-item>
          <text:p text:style-name="P9">Use Libraries for SHA1 generation</text:p>
        </text:list-item>
        <text:list-item>
          <text:p text:style-name="P10">Login need not be persistent. Don’t store password in file</text:p>
        </text:list-item>
        <text:list-item>
          <text:p text:style-name="P10">When client logouts and logs in again, previously shared files must be in shared mode automatically</text:p>
        </text:list-item>
        <text:list-item>
          <text:p text:style-name="P10">Owner need not kick a person from the group (individual activity)</text:p>
        </text:list-item>
        <text:list-item>
          <text:p text:style-name="P10">But when joining group, owner must accept request</text:p>
        </text:list-item>
        <text:list-item>
          <text:p text:style-name="P10">If owner goes off, we need to make others owner</text:p>
          <text:list>
            <text:list-item>
              <text:p text:style-name="P10">Depends on implementation</text:p>
            </text:list-item>
          </text:list>
        </text:list-item>
        <text:list-item>
          <text:p text:style-name="P10">When file is available from multiple sources, distribute the requests to multiple sources</text:p>
        </text:list-item>
        <text:list-item>
          <text:p text:style-name="P10">When sending files in chunks, use threads and synchronize the content</text:p>
        </text:list-item>
        <text:list-item>
          <text:p text:style-name="P10">All file names are different when we are downloading from group</text:p>
        </text:list-item>
        <text:list-item>
          <text:p text:style-name="P10">No limit on maximum file size </text:p>
        </text:list-item>
        <text:list-item>
          <text:p text:style-name="P10">All file types need to be supported</text:p>
        </text:list-item>
        <text:list-item>
          <text:p text:style-name="P10">At least 1 tracker will be online, and all trackers must be in sync with each other</text:p>
        </text:list-item>
        <text:list-item>
          <text:p text:style-name="P10">If source is offline during middle of file transfer, we need to try from other source and if it is not available in any source, display some message</text:p>
        </text:list-item>
        <text:list-item>
          <text:p text:style-name="P10">Group name and User id must be unique</text:p>
        </text:list-item>
        <text:list-item>
          <text:p text:style-name="P10">Downloading and sharing must be simultaneous</text:p>
        </text:list-item>
      </text:list>
      <text:p text:style-name="P1"/>
      <text:p text:style-name="P1"/>
      <text:list xml:id="list2421060673" text:style-name="WWNum2">
        <text:list-item>
          <text:p text:style-name="P11">Visit Socket + Threading tutorials (POSIX threads)</text:p>
        </text:list-item>
        <text:list-item>
          <text:p text:style-name="P11">First do file sharing</text:p>
        </text:list-item>
        <text:list-item>
          <text:p text:style-name="P11">Then implement commands on top of these</text:p>
        </text:list-item>
      </text:list>
      <text:p text:style-name="P8"/>
      <text:p text:style-name="P19">TELUGU SENIOR’S SESSION </text:p>
      <text:p text:style-name="P19">Session recording</text:p>
      <text:p text:style-name="P20"><text:a xlink:type="simple" xlink:href="https://drive.google.com/file/d/19zxb0tDdNzooGSXSK5KmTSaCSt15N2g3/view?usp=sharing" text:style-name="Internet_20_link" text:visited-style-name="Visited_20_Internet_20_Link"><text:span text:style-name="T3">https://drive.google.com/file/d/19zxb0tDdNzooGSXSK5KmTSaCSt15N2g3/view?usp=sharing</text:span></text:a></text:p>
      <text:p text:style-name="P25"><text:a xlink:type="simple" xlink:href="https://www.binarytides.com/socket-programming-c-linux-tutorial/" text:style-name="Internet_20_link" text:visited-style-name="Visited_20_Internet_20_Link"><text:span text:style-name="T4">https://www.binarytides.com/socket-programming-c-linux-tutorial/</text:span></text:a></text:p>
      <text:p text:style-name="P22"/>
      <text:p text:style-name="P21">First 8 videos are important </text:p>
      <text:p text:style-name="P16">Debugging in VS CODE with breakpoints</text:p>
      <text:p text:style-name="P16">Modularize code into CPP files</text:p>
      <text:p text:style-name="P16">Include other CPP files in your current file</text:p>
      <text:p text:style-name="P16">Use classes wherever possible</text:p>
      <text:p text:style-name="P16">Arguments.json?</text:p>
      <text:p text:style-name="P2"/>
      <text:list xml:id="list2220852336" text:style-name="WWNum3">
        <text:list-item>
          <text:p text:style-name="P12">Every tracker will have same IP, just port changes</text:p>
        </text:list-item>
        <text:list-item>
          <text:p text:style-name="P12">Own piece selection algorithm?</text:p>
          <text:list>
            <text:list-item>
              <text:p text:style-name="P12"><text:soft-page-break/>Use something for now, later modify it</text:p>
            </text:list-item>
          </text:list>
        </text:list-item>
        <text:list-item>
          <text:p text:style-name="P14"><text:span text:style-name="T5">File downloading from multiple client’s </text:span><text:span text:style-name="T6"></text:span><text:span text:style-name="T5"> highest priority</text:span></text:p>
        </text:list-item>
        <text:list-item>
          <text:p text:style-name="P12">First try to download file from single peer</text:p>
        </text:list-item>
        <text:list-item>
          <text:p text:style-name="P12">Tracker information</text:p>
          <text:list>
            <text:list-item>
              <text:p text:style-name="P12">File name, client IP and client Port</text:p>
            </text:list-item>
            <text:list-item>
              <text:p text:style-name="P12">Store the chunk information too (which chunk is where)</text:p>
            </text:list-item>
          </text:list>
        </text:list-item>
      </text:list>
      <text:p text:style-name="P3"/>
      <text:list xml:id="list144824940165763" text:continue-numbering="true" text:style-name="WWNum3">
        <text:list-item>
          <text:p text:style-name="P12">Client has 2 functionalities</text:p>
          <text:list>
            <text:list-item>
              <text:p text:style-name="P12">Connect to tracker</text:p>
            </text:list-item>
            <text:list-item>
              <text:p text:style-name="P12">Connect to another client</text:p>
            </text:list-item>
            <text:list-item>
              <text:p text:style-name="P12">2 threads? in clients</text:p>
              <text:list>
                <text:list-item>
                  <text:p text:style-name="P12">One for terminal input from user</text:p>
                </text:list-item>
                <text:list-item>
                  <text:p text:style-name="P12">One for checking if another client is requesting for file</text:p>
                </text:list-item>
              </text:list>
            </text:list-item>
          </text:list>
        </text:list-item>
        <text:list-item>
          <text:p text:style-name="P12">But do this at last, periodically communicate between trackers using tracker</text:p>
        </text:list-item>
      </text:list>
      <text:p text:style-name="P5"/>
      <text:p text:style-name="P6">HARI RESOURCES</text:p>
      <text:list xml:id="list463174222" text:style-name="WWNum6">
        <text:list-item>
          <text:p text:style-name="P15"><text:a xlink:type="simple" xlink:href="https://www.geeksforgeeks.org/socket-programming-cc/" text:style-name="Internet_20_link" text:visited-style-name="Visited_20_Internet_20_Link"><text:span text:style-name="T2">https://www.geeksforgeeks.org/socket-programming-cc/</text:span></text:a></text:p>
        </text:list-item>
        <text:list-item>
          <text:p text:style-name="P13">Create log file to make debugging easier</text:p>
          <text:list>
            <text:list-item>
              <text:p text:style-name="P15"><text:a xlink:type="simple" xlink:href="https://www.codeproject.com/Questions/97485/how-to-write-log-file-in-C" text:style-name="Internet_20_link" text:visited-style-name="Visited_20_Internet_20_Link"><text:span text:style-name="T2">https://www.codeproject.com/Questions/97485/how-to-write-log-file-in-C</text:span></text:a></text:p>
            </text:list-item>
          </text:list>
        </text:list-item>
        <text:list-item>
          <text:p text:style-name="P13">for socket programming understanding</text:p>
          <text:list>
            <text:list-item>
              <text:p text:style-name="P15"><text:a xlink:type="simple" xlink:href="https://www.youtube.com/playlist?list=PLhnN2F9NiVmAMn9iGB_Rtjs3aGef3GpSm" text:style-name="Internet_20_link" text:visited-style-name="Visited_20_Internet_20_Link"><text:span text:style-name="T2">https://www.youtube.com/playlist?list=PLhnN2F9NiVmAMn9iGB_Rtjs3aGef3GpSm</text:span></text:a></text:p>
            </text:list-item>
          </text:list>
        </text:list-item>
        <text:list-item>
          <text:p text:style-name="P13">To calculate SHA1. </text:p>
          <text:list>
            <text:list-item>
              <text:p text:style-name="P15"><text:a xlink:type="simple" xlink:href="https://stackoverflow.com/questions/3467097/correctly-getting-sha-1-for-files-using-openssl" text:style-name="Internet_20_link" text:visited-style-name="Visited_20_Internet_20_Link"><text:span text:style-name="T2">https://stackoverflow.com/questions/3467097/correctly-getting-sha-1-for-files-using-openssl</text:span></text:a></text:p>
            </text:list-item>
          </text:list>
        </text:list-item>
        <text:list-item>
          <text:p text:style-name="P15"><text:a xlink:type="simple" xlink:href="https://stackoverflow.com/questions/17746688/convert-unsigned-char-to-string" text:style-name="Internet_20_link" text:visited-style-name="Visited_20_Internet_20_Link"><text:span text:style-name="T2">https://stackoverflow.com/questions/17746688/convert-unsigned-char-to-string</text:span></text:a></text:p>
        </text:list-item>
        <text:list-item>
          <text:p text:style-name="P13">Reading files parts by parts. </text:p>
          <text:list>
            <text:list-item>
              <text:p text:style-name="P15"><text:a xlink:type="simple" xlink:href="https://stackoverflow.com/questions/30618424/c-reading-large-files-part-by-part" text:style-name="Internet_20_link" text:visited-style-name="Visited_20_Internet_20_Link"><text:span text:style-name="T2">https://stackoverflow.com/questions/30618424/c-reading-large-files-part-by-part</text:span></text:a><text:span text:style-name="T3"> </text:span></text:p>
            </text:list-item>
          </text:list>
        </text:list-item>
      </text:list>
      <text:p text:style-name="P4"/>
      <text:p text:style-name="P6"/>
      <text:p text:style-name="P6">HOW TO START AOS ASSG -</text:p>
      <text:p text:style-name="P5">2 - make 1 server, multiple clients</text:p>
      <text:p text:style-name="P5"><text:s text:c="4"/>- do simple msg passing b/w client and server</text:p>
      <text:p text:style-name="P5"><text:s text:c="4"/>- for each client make a separate thread on server side</text:p>
      <text:p text:style-name="P5"><text:s text:c="4"/>- In assg, command will be passed as a msg which will be processed on server side. So first <text:s text:c="4"/>make sure that u pass a msg from client-&gt;server and receive a reply from server as well, a simple chat environment.</text:p>
      <text:p text:style-name="P5">3 - create a structure which contains all details of a client, like ip, port, username, password, etc.</text:p>
      <text:p text:style-name="P5"><text:soft-page-break/>4 - refer link above to bind to fixed port no </text:p>
      <text:p text:style-name="P5">5 - INITIALLY give ip and port no as runtime args instead of using files</text:p>
      <text:p text:style-name="P5"><text:s text:c="4"/>Eg- ./client 127.1.2.3 5000 127.11.22.33 8000</text:p>
      <text:p text:style-name="P5"><text:s text:c="4"/>127.1.2.3 5000 - client ip and port</text:p>
      <text:p text:style-name="P5">127.11.22.33 8000 - tracker ip and port</text:p>
      <text:p text:style-name="P5">6 - Implement create_user and login first, use any convenient data structure(vector, maps, etc) to store details of username and psw on tracker side. Also store this info in client’s details structure mentioned in PT. 3</text:p>
      <text:p text:style-name="P6"/>
      <text:p text:style-name="P6">ADITYA RESOURCES</text:p>
      <text:p text:style-name="Standard"><text:a xlink:type="simple" xlink:href="https://www.youtube.com/watch?v=8sTttjDmNbk" text:style-name="Internet_20_link" text:visited-style-name="Visited_20_Internet_20_Link"><text:span text:style-name="T3">https://www.youtube.com/watch?v=8sTttjDmNbk</text:span></text:a></text:p>
      <text:p text:style-name="P6">SOME CHECK WHILE IMPLEMENTING FUNCTIONS IN AOS -</text:p>
      <text:p text:style-name="P5">1) check user is created or not</text:p>
      <text:p text:style-name="P5">2) check if he's logged in</text:p>
      <text:p text:style-name="P5">3) check if a given group exists or not</text:p>
      <text:p text:style-name="P5">4) check if user is part of that group or not</text:p>
      <text:p text:style-name="P5">5) check if user is admin of that group or not</text:p>
      <text:p text:style-name="P5">6) check if file is available or not</text:p>
      <text:p text:style-name="P5">7) check if file is available in that group in which user is also a member</text:p>
      <text:p text:style-name="P5">8) check if a username is unique or not</text:p>
      <text:p text:style-name="P5"><text:s/>these have to be used in different combinations in different functions</text:p>
      <text:p text:style-name="P5"/>
      <text:p text:style-name="P5">https://stackoverflow.com/questions/37497556/multi-threaded-file-transfer-with-sock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71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52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3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I VARUN REDDY BHAVANAM</meta:initial-creator>
    <meta:editing-cycles>122</meta:editing-cycles>
    <meta:creation-date>2021-10-26T14:31:00</meta:creation-date>
    <dc:date>2021-10-31T14:48:23.624891969</dc:date>
    <meta:editing-duration>PT6H6M47S</meta:editing-duration>
    <meta:generator>LibreOffice/6.4.7.2$Linux_X86_64 LibreOffice_project/40$Build-2</meta:generator>
    <meta:document-statistic meta:table-count="0" meta:image-count="0" meta:object-count="0" meta:page-count="3" meta:paragraph-count="83" meta:word-count="668" meta:character-count="4257" meta:non-whitespace-character-count="36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